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 3" manifest:media-type="application/octet-stream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TableColumn10" style:family="table-column">
      <style:table-column-properties style:column-width="1.4437in"/>
    </style:style>
    <style:style style:name="TableColumn11" style:family="table-column">
      <style:table-column-properties style:column-width="0.8812in"/>
    </style:style>
    <style:style style:name="TableColumn12" style:family="table-column">
      <style:table-column-properties style:column-width="1.8229in"/>
    </style:style>
    <style:style style:name="Table9" style:family="table">
      <style:table-properties style:width="4.1479in" fo:margin-left="0in" table:align="center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T15" style:parent-style-name="DefaultParagraphFont" style:family="text">
      <style:text-properties fo:font-style="italic" style:font-style-asian="italic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T18" style:parent-style-name="DefaultParagraphFont" style:family="text">
      <style:text-properties fo:font-style="italic" style:font-style-asian="italic"/>
    </style:style>
    <style:style style:name="T19" style:parent-style-name="DefaultParagraphFont" style:family="text">
      <style:text-properties fo:font-style="italic" style:font-style-asian="italic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TableColumn45" style:family="table-column">
      <style:table-column-properties style:column-width="2.2625in"/>
    </style:style>
    <style:style style:name="TableColumn46" style:family="table-column">
      <style:table-column-properties style:column-width="1.1875in"/>
    </style:style>
    <style:style style:name="Table44" style:family="table">
      <style:table-properties style:width="3.45in" fo:margin-left="0in" table:align="center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T49" style:parent-style-name="DefaultParagraphFont" style:family="text">
      <style:text-properties style:text-position="-25% 100%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T53" style:parent-style-name="DefaultParagraphFont" style:family="text">
      <style:text-properties fo:font-style="italic" style:font-style-asian="italic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TableColumn56" style:family="table-column">
      <style:table-column-properties style:column-width="4.2701in"/>
    </style:style>
    <style:style style:name="TableColumn57" style:family="table-column">
      <style:table-column-properties style:column-width="1.1875in"/>
    </style:style>
    <style:style style:name="Table55" style:family="table">
      <style:table-properties style:width="5.4576in" fo:margin-left="-2.0076in" table:align="center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T60" style:parent-style-name="DefaultParagraphFont" style:family="text">
      <style:text-properties style:text-position="-41.6% 100%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T64" style:parent-style-name="DefaultParagraphFont" style:family="text">
      <style:text-properties fo:font-style="italic" style:font-style-asian="italic" style:text-position="-25% 100%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/>
    <style:style style:name="TableColumn68" style:family="table-column">
      <style:table-column-properties style:column-width="2.2166in"/>
    </style:style>
    <style:style style:name="TableColumn69" style:family="table-column">
      <style:table-column-properties style:column-width="2.2166in"/>
    </style:style>
    <style:style style:name="TableColumn70" style:family="table-column">
      <style:table-column-properties style:column-width="2.2166in"/>
    </style:style>
    <style:style style:name="Table67" style:family="table">
      <style:table-properties style:width="6.65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/>
    <style:style style:name="P96" style:parent-style-name="Normal" style:family="paragraph"/>
    <style:style style:name="P97" style:parent-style-name="Normal" style:family="paragraph"/>
    <style:style style:name="P98" style:parent-style-name="Normal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Lab Report: <text:s/>Discrete Random Variable<text:s/>– Binomial<text:s/></text:h>
      <text:p text:style-name="Normal">Name(s):</text:p>
      <text:h text:style-name="Heading2" text:outline-level="2">Key Terms</text:h>
      <text:p text:style-name="Normal">Provide the definitions<text:s/>for the following terms:</text:p>
      <text:list text:style-name="LFO8" text:continue-numbering="true">
        <text:list-item>
          <text:p text:style-name="P3">random variable</text:p>
        </text:list-item>
        <text:list-item>
          <text:p text:style-name="P4">probability distribution function</text:p>
        </text:list-item>
        <text:list-item>
          <text:p text:style-name="P5">expected value</text:p>
        </text:list-item>
        <text:list-item>
          <text:p text:style-name="P6">Law of Large Numbers</text:p>
        </text:list-item>
        <text:list-item>
          <text:p text:style-name="P7">binomial probability distribution</text:p>
        </text:list-item>
        <text:list-item>
          <text:p text:style-name="P8">Bernoulli Trial<text:s/></text:p>
        </text:list-item>
      </text:list>
      <text:h text:style-name="Heading2" text:outline-level="2">Binomial Simulation</text:h>
      <text:p text:style-name="Normal">Empirical probabilities of number of correct answers in a five-question multiple-choice quiz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Normal"><text:span text:style-name="T15">x</text:span><text:s/>=<text:s/>Number of correct answers in a quiz</text:p>
          </table:table-cell>
          <table:table-cell table:style-name="TableCell16">
            <text:p text:style-name="Normal">Frequency<text:s/></text:p>
          </table:table-cell>
          <table:table-cell table:style-name="TableCell17">
            <text:p text:style-name="Normal">P(<text:span text:style-name="T18">X</text:span><text:s/>=<text:s/><text:span text:style-name="T19">x</text:span>) =<text:s/>Relative Frequency = Empirical Probability</text:p>
          </table:table-cell>
        </table:table-row>
        <table:table-row table:style-name="TableRow20">
          <table:table-cell table:style-name="TableCell21">
            <text:p text:style-name="Normal">0</text:p>
          </table:table-cell>
          <table:table-cell table:style-name="TableCell22">
            <text:p text:style-name="Normal"/>
          </table:table-cell>
          <table:table-cell table:style-name="TableCell23">
            <text:p text:style-name="Normal"/>
          </table:table-cell>
        </table:table-row>
        <table:table-row table:style-name="TableRow24">
          <table:table-cell table:style-name="TableCell25">
            <text:p text:style-name="Normal">1</text:p>
          </table:table-cell>
          <table:table-cell table:style-name="TableCell26">
            <text:p text:style-name="Normal"/>
          </table:table-cell>
          <table:table-cell table:style-name="TableCell27">
            <text:p text:style-name="Normal"/>
          </table:table-cell>
        </table:table-row>
        <table:table-row table:style-name="TableRow28">
          <table:table-cell table:style-name="TableCell29">
            <text:p text:style-name="Normal">2</text:p>
          </table:table-cell>
          <table:table-cell table:style-name="TableCell30">
            <text:p text:style-name="Normal"/>
          </table:table-cell>
          <table:table-cell table:style-name="TableCell31">
            <text:p text:style-name="Normal"/>
          </table:table-cell>
        </table:table-row>
        <table:table-row table:style-name="TableRow32">
          <table:table-cell table:style-name="TableCell33">
            <text:p text:style-name="Normal">3</text:p>
          </table:table-cell>
          <table:table-cell table:style-name="TableCell34">
            <text:p text:style-name="Normal"/>
          </table:table-cell>
          <table:table-cell table:style-name="TableCell35">
            <text:p text:style-name="Normal"/>
          </table:table-cell>
        </table:table-row>
        <table:table-row table:style-name="TableRow36">
          <table:table-cell table:style-name="TableCell37">
            <text:p text:style-name="Normal">4</text:p>
          </table:table-cell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</table:table-row>
        <table:table-row table:style-name="TableRow40">
          <table:table-cell table:style-name="TableCell41">
            <text:p text:style-name="Normal">5</text:p>
          </table:table-cell>
          <table:table-cell table:style-name="TableCell42">
            <text:p text:style-name="Normal"/>
          </table:table-cell>
          <table:table-cell table:style-name="TableCell43">
            <text:p text:style-name="Normal"/>
          </table:table-cell>
        </table:table-row>
      </table:table>
      <text:p text:style-name="Normal"/>
      <text:p text:style-name="Normal">Calculate the following:</text:p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Normal">Sample Mean (<text:span text:style-name="T49"><draw:frame draw:z-index="0" draw:id="id0" draw:style-name="a0" draw:name="Object 1" text:anchor-type="as-char" svg:x="0in" svg:y="0in" svg:width="0.14861in" svg:height="0.18194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desc/></draw:frame></text:span>)</text:p>
          </table:table-cell>
          <table:table-cell table:style-name="TableCell50">
            <text:p text:style-name="Normal"/>
          </table:table-cell>
        </table:table-row>
        <table:table-row table:style-name="TableRow51">
          <table:table-cell table:style-name="TableCell52">
            <text:p text:style-name="Normal">Sample Standard Deviation (<text:span text:style-name="T53">s</text:span>)</text:p>
          </table:table-cell>
          <table:table-cell table:style-name="TableCell54">
            <text:p text:style-name="Normal"/>
          </table:table-cell>
        </table:table-row>
      </table:table>
      <text:p text:style-name="Normal"/>
      <text:h text:style-name="Heading2" text:outline-level="2">Binomial Probabilities</text:h>
      <text:p text:style-name="Normal">Theoretical probabilities of number of correct answers in a five-question multiple-choice quiz</text:p>
      <text:p text:style-name="Normal"/>
      <text:soft-page-break/>
      <text:p text:style-name="Normal">(Copy-paste the<text:s/>binomial<text:s/>probability table<text:s/>generated by Statcato here):</text:p>
      <text:p text:style-name="Normal"/>
      <text:p text:style-name="Normal"/>
      <text:p text:style-name="Normal"/>
      <text:p text:style-name="Normal">Calculate the following: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Normal">Binomial Probability Distribution Mean (<text:span text:style-name="T60"><draw:frame draw:z-index="0" draw:id="id1" draw:style-name="a1" draw:name="Object 2" text:anchor-type="as-char" svg:x="0in" svg:y="0in" svg:width="0.16528in" svg:height="0.18194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desc/></draw:frame></text:span>)</text:p>
          </table:table-cell>
          <table:table-cell table:style-name="TableCell61">
            <text:p text:style-name="Normal"/>
          </table:table-cell>
        </table:table-row>
        <table:table-row table:style-name="TableRow62">
          <table:table-cell table:style-name="TableCell63">
            <text:p text:style-name="Normal">Binomial Probability Distribution Standard Deviation (<text:span text:style-name="T64"><draw:frame draw:z-index="0" draw:id="id2" draw:style-name="a2" draw:name="Object 3" text:anchor-type="as-char" svg:x="0in" svg:y="0in" svg:width="0.16528in" svg:height="0.14861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desc/></draw:frame></text:span>)</text:p>
          </table:table-cell>
          <table:table-cell table:style-name="TableCell65">
            <text:p text:style-name="Normal"/>
          </table:table-cell>
        </table:table-row>
      </table:table>
      <text:h text:style-name="Heading2" text:outline-level="2">Discussion</text:h>
      <text:list text:style-name="LFO7" text:continue-numbering="true">
        <text:list-item>
          <text:p text:style-name="P66"><text:s text:c="2"/></text:p>
        </text:list-item>
      </text:list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Normal">Probabilities</text:p>
          </table:table-cell>
          <table:table-cell table:style-name="TableCell73">
            <text:p text:style-name="Normal">Empirical</text:p>
          </table:table-cell>
          <table:table-cell table:style-name="TableCell74">
            <text:p text:style-name="Normal">Theoretical</text:p>
          </table:table-cell>
        </table:table-row>
        <table:table-row table:style-name="TableRow75">
          <table:table-cell table:style-name="TableCell76">
            <text:p text:style-name="Normal">P(no questions right)</text:p>
          </table:table-cell>
          <table:table-cell table:style-name="TableCell77">
            <text:p text:style-name="Normal"/>
          </table:table-cell>
          <table:table-cell table:style-name="TableCell78">
            <text:p text:style-name="Normal"/>
          </table:table-cell>
        </table:table-row>
        <table:table-row table:style-name="TableRow79">
          <table:table-cell table:style-name="TableCell80">
            <text:p text:style-name="Normal">P(at least one question right)</text:p>
          </table:table-cell>
          <table:table-cell table:style-name="TableCell81">
            <text:p text:style-name="Normal"/>
          </table:table-cell>
          <table:table-cell table:style-name="TableCell82">
            <text:p text:style-name="Normal"/>
          </table:table-cell>
        </table:table-row>
        <table:table-row table:style-name="TableRow83">
          <table:table-cell table:style-name="TableCell84">
            <text:p text:style-name="Normal">P(no more than two questions right)</text:p>
          </table:table-cell>
          <table:table-cell table:style-name="TableCell85">
            <text:p text:style-name="Normal"/>
          </table:table-cell>
          <table:table-cell table:style-name="TableCell86">
            <text:p text:style-name="Normal"/>
          </table:table-cell>
        </table:table-row>
        <table:table-row table:style-name="TableRow87">
          <table:table-cell table:style-name="TableCell88">
            <text:p text:style-name="Normal">P(two to four questions right)</text:p>
          </table:table-cell>
          <table:table-cell table:style-name="TableCell89">
            <text:p text:style-name="Normal"/>
          </table:table-cell>
          <table:table-cell table:style-name="TableCell90">
            <text:p text:style-name="Normal"/>
          </table:table-cell>
        </table:table-row>
        <table:table-row table:style-name="TableRow91">
          <table:table-cell table:style-name="TableCell92">
            <text:p text:style-name="Normal">P(all questions right)</text:p>
          </table:table-cell>
          <table:table-cell table:style-name="TableCell93">
            <text:p text:style-name="Normal"/>
          </table:table-cell>
          <table:table-cell table:style-name="TableCell94">
            <text:p text:style-name="Normal"/>
          </table:table-cell>
        </table:table-row>
      </table:table>
      <text:p text:style-name="Normal"/>
      <text:list text:style-name="LFO7" text:continue-numbering="true">
        <text:list-item>
          <text:p text:style-name="P95"><text:s/><text:s/></text:p>
        </text:list-item>
      </text:list>
      <text:p text:style-name="Normal"/>
      <text:p text:style-name="Normal"/>
      <text:p text:style-name="Normal"/>
      <text:list text:style-name="LFO7" text:continue-numbering="true">
        <text:list-item>
          <text:p text:style-name="P96"><text:s/></text:p>
        </text:list-item>
      </text:list>
      <text:p text:style-name="Normal"/>
      <text:p text:style-name="Normal"/>
      <text:p text:style-name="Normal"/>
      <text:list text:style-name="LFO7" text:continue-numbering="true">
        <text:list-item>
          <text:p text:style-name="P97"><text:s/></text:p>
        </text:list-item>
      </text:list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<text:s/>©<text:s/>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3:00Z</meta:creation-date>
    <dc:date>2010-06-24T22:23:00Z</dc:date>
    <meta:template xlink:href="Connexions-Document.dot" xlink:type="simple"/>
    <meta:editing-cycles>2</meta:editing-cycles>
    <meta:editing-duration>PT0S</meta:editing-duration>
    <meta:document-statistic meta:page-count="2" meta:paragraph-count="2" meta:word-count="178" meta:character-count="1192" meta:row-count="8" meta:non-whitespace-character-count="1016"/>
  </office:meta>
</office:document-meta>
</file>